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cc99"/>
      <style:text-properties style:font-name="Verdana"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number-columns-repeated="17" table:default-cell-style-name="Default"/>
        <table:table-row table:style-name="ro1">
          <table:table-cell table:style-name="ce1"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Schola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Hunte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Battlemaster</text:p>
          </table:table-cell>
          <table:table-cell table:number-columns-repeated="17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2016-05-19</text:date>, <text:time>08:06:1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07:54:03.01</meta:creation-date>
    <dc:date>2016-05-19T08:06:18.66</dc:date>
    <meta:editing-duration>PT12M18S</meta:editing-duration>
    <meta:editing-cycles>2</meta:editing-cycles>
    <meta:generator>OpenOffice/4.1.2$Win32 OpenOffice.org_project/412m3$Build-9782</meta:generator>
    <meta:document-statistic meta:table-count="3" meta:cell-count="3" meta:object-count="0"/>
  </office:meta>
</office:document-meta>
</file>